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Text_20_body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.5091in" fo:margin-right="0in" fo:text-indent="0in" style:auto-text-indent="false"/>
    </style:style>
    <style:style style:name="P15" style:family="paragraph" style:parent-style-name="Text_20_body">
      <style:paragraph-properties fo:margin-left="0.4862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6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L3">
      <style:paragraph-properties fo:margin-left="0.498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5091in" fo:margin-right="0in" fo:text-indent="0in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21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2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Text_20_body" style:list-style-name="WW8Num7">
      <style:paragraph-properties fo:margin-left="0.9953in" fo:margin-right="0in" fo:text-indent="0.4744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4" style:family="paragraph" style:parent-style-name="Text_20_body" style:list-style-name="WW8Num7">
      <style:paragraph-properties fo:margin-left="0.498in" fo:margin-right="0in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5" style:family="paragraph" style:parent-style-name="Text_20_body" style:list-style-name="WW8Num7">
      <style:paragraph-properties fo:margin-left="0.4744in" fo:margin-right="0in" fo:text-indent="0.0228in" style:auto-text-indent="false">
        <style:tab-stops/>
      </style:paragraph-properties>
      <style:text-properties fo:font-size="12pt" style:font-size-asian="12pt" style:font-size-complex="12pt"/>
    </style:style>
    <style:style style:name="P26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7" style:family="paragraph" style:parent-style-name="Heading_20_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8" style:family="paragraph" style:parent-style-name="Heading_20_2" style:list-style-name="L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style:font-size-asian="12pt" style:font-size-complex="12pt"/>
    </style:style>
    <style:style style:name="T7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emória Virtual<text:line-break/>Caso de uso: Revisar Bens Patrimoniais</text:p>
      <text:p text:style-name="P12"/>
      <text:h text:style-name="Heading_20_1" text:outline-level="1">Breve Descrição</text:h>
      <text:p text:style-name="P13">Esse caso de uso permite que Bens Patrimoniais sejam revisados para que possam estar disponíveis para o usuário comum. Essa possibilidade de revisão deve estar disponível apenas para instituições que foram marcadas com a necessidade de revisão quando cadastradas.</text:p>
      <text:p text:style-name="P13"/>
      <text:h text:style-name="Heading_20_1" text:outline-level="1">Breve Descrição dos Atores</text:h>
      <text:p text:style-name="Standard"><text:span text:style-name="T4"><text:tab/>- Revisor: Revisa todos os bens patrimoniais ligados à instituição a qual pertence</text:span><text:span text:style-name="T5">.</text:span></text:p>
      <text:p text:style-name="P16"/>
      <text:h text:style-name="Heading_20_1" text:outline-level="1">Pré-condições</text:h>
      <text:list xml:id="list1248769092" text:style-name="L1">
        <text:list-item>
          <text:p text:style-name="P20">O usuário está logado no sistema como revisor.</text:p>
        </text:list-item>
      </text:list>
      <text:p text:style-name="P13"/>
      <text:h text:style-name="Heading_20_1" text:outline-level="1">Fluxo Básico de Eventos</text:h>
      <text:list xml:id="list549485982" text:style-name="WW8Num7">
        <text:list-header>
          <text:p text:style-name="P22">1. O Revisor seleciona a opção de Revisar Bens Patrimoniais.</text:p>
          <text:p text:style-name="P22">2. O sistema deve mostrar uma lista das Instituições em que o usuário esta registrado como revisor. Estas instituições devem possuir o campo de “Revisão” marcado em seu cadastro, confirmando assim que elas necessitam de que seus bens sejam revisados.</text:p>
          <text:p text:style-name="P22">3. O usuário seleciona a instituição para a qual deseja fazer a revisão.</text:p>
          <text:p text:style-name="P22">4. O sistema mostra uma lista de todos os bens patrimoniais que necessitam de revisão.</text:p>
          <text:p text:style-name="P22">5. O usuário seleciona o bem patrimonial que deseja revisar.</text:p>
          <text:p text:style-name="P22">6. O sistema mostra na tela todas as características que foram cadastradas ou editadas sobre aquele bem patrimonial e que estão salvas no banco de dados do sistema. Essa tela deve ser idêntica à tela de cadastro de bens patrimonias. </text:p>
          <text:list>
            <text:list-item>
              <text:list>
                <text:list-item>
                  <text:list>
                    <text:list-header>
                      <text:p text:style-name="P22"><text:s/><text:tab/>-opção “Cancelar” para que nenhuma alteração seja feita;</text:p>
                      <text:p text:style-name="P23">- opção “Salvar” para salvar possíveis modificações;</text:p>
                      <text:p text:style-name="P23">- opção “Salvar e Finalizar” para salvar todas as alterações e marcar o campo como revisado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1"><text:soft-page-break/><text:s/><text:tab/>7. Após preencher todos os dados obrigatórios o usuário confirma a operação, <text:tab/>selecionando a opção “Salvar e Finalizar”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  <text:p text:style-name="P24"><text:s/>8. O sistema valida a revisão, marcando o Bem patrimonial como “Revisado” no checkbox e exibindo a mensagem “Revisão concluída com Sucesso”;</text:p>
                </text:list-item>
              </text:list>
              <text:p text:style-name="P25"><text:s/><text:span text:style-name="T3">9. O caso de uso é encerrado.</text:span></text:p>
            </text:list-item>
          </text:list>
        </text:list-header>
      </text:list>
      <text:p text:style-name="P9"/>
      <text:h text:style-name="Heading_20_1" text:outline-level="1">Fluxos Alternativos</text:h>
      <text:p text:style-name="Standard"/>
      <text:h text:style-name="P27" text:outline-level="2" text:is-list-header="true">Fluxo Alternativo 1</text:h>
      <text:p text:style-name="P7"/>
      <text:p text:style-name="P6"><text:span text:style-name="T7"><text:tab/>Se no </text:span><text:span text:style-name="T6">Fluxo Básico</text:span><text:span text:style-name="T7"> a qualquer momento o usuário selecionar a opção “Cancelar” <text:tab/>o caso de uso termina.</text:span></text:p>
      <text:p text:style-name="P7"/>
      <text:list xml:id="list1417812725" text:style-name="L2">
        <text:list-item>
          <text:list>
            <text:list-header>
              <text:h text:style-name="P28" text:outline-level="2">Fluxo Alternativo 2</text:h>
            </text:list-header>
          </text:list>
        </text:list-item>
      </text:list>
      <text:p text:style-name="P7"/>
      <text:p text:style-name="P5"><text:tab/><text:span text:style-name="T3">Se no passo 6 do </text:span><text:span text:style-name="T8">Fluxo Básico</text:span><text:span text:style-name="T9"> </text:span><text:span text:style-name="T7">o Revisor clica em "Salvar”:</text:span></text:p>
      <text:list xml:id="list1534913882" text:style-name="L3">
        <text:list-item>
          <text:p text:style-name="P18">O sistema registra as informações modificadas, porém não substitui o que está salvo na base de dados do sistema, até que o revisor escolha a opção “Salvar e Finalizar”.</text:p>
        </text:list-item>
        <text:list-item>
          <text:p text:style-name="P18">O caso de uso termina. </text:p>
        </text:list-item>
      </text:list>
      <text:p text:style-name="P8"/>
      <text:h text:style-name="Heading_20_1" text:outline-level="1">Pós-Condições</text:h>
      <text:p text:style-name="P19">Fluxo Básico: O bem patrimonial é marcado como revisado e há mudança na base de dados do sistema.</text:p>
      <text:p text:style-name="P11"><text:tab/>Fluxo Alternativo 1: <text:span text:style-name="T11">Não ocorre alteração na base de dados do sistema.</text:span></text:p>
      <text:p text:style-name="P11"><text:tab/>Fluxo Alternativo 2: A Revisão do bem patrimonial está pendente.</text:p>
      <text:p text:style-name="P11"/>
      <text:h text:style-name="Heading_20_1" text:outline-level="1">Requisitos Especiais</text:h>
      <text:p text:style-name="P15"><text:tab/>- Segurança: Se o usuário logado no sistema não for um <text:span text:style-name="T10">revisor</text:span> a opção “Revisar Bens Patrimoniais” não deve estar disponível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7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3/09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2-09-03T04:58:18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84</meta:editing-cycles>
    <meta:editing-duration>PT8H53M3S</meta:editing-duration>
    <meta:generator>LibreOffice/3.5$Linux_X86_64 LibreOffice_project/350m1$Build-2</meta:generator>
    <dc:date>2012-09-03T04:55:33</dc:date>
    <dc:creator>Thais </dc:creator>
    <meta:document-statistic meta:table-count="2" meta:image-count="1" meta:object-count="0" meta:page-count="2" meta:paragraph-count="40" meta:word-count="452" meta:character-count="2397" meta:non-whitespace-character-count="2297"/>
  </office:meta>
</office:document-meta>
</file>